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Object 6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" manifest:full-path="Object 6/progressbar/"/>
  <manifest:file-entry manifest:media-type="" manifest:full-path="Object 6/floater/"/>
  <manifest:file-entry manifest:media-type="" manifest:full-path="Object 6/popupmenu/"/>
  <manifest:file-entry manifest:media-type="" manifest:full-path="Object 6/toolpanel/"/>
  <manifest:file-entry manifest:media-type="text/xml" manifest:full-path="Object 6/styles.xml"/>
  <manifest:file-entry manifest:media-type="" manifest:full-path="Object 6/menubar/"/>
  <manifest:file-entry manifest:media-type="" manifest:full-path="Object 6/toolbar/"/>
  <manifest:file-entry manifest:media-type="" manifest:full-path="Object 6/Configurations2/"/>
  <manifest:file-entry manifest:media-type="" manifest:full-path="Object 6/statusbar/"/>
  <manifest:file-entry manifest:media-type="text/xml" manifest:full-path="Object 6/settings.xml"/>
  <manifest:file-entry manifest:media-type="application/vnd.oasis.opendocument.spreadsheet" manifest:version="1.2" manifest:full-path="Object 6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 style:list-style-name="L1"/>
    <style:style style:name="P4" style:family="paragraph" style:parent-style-name="Heading_20_2">
      <style:paragraph-properties fo:text-align="center" style:justify-single-word="false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kub Holý</text:p>
      <text:p text:style-name="P1"><text:a xlink:type="simple" xlink:href="mailto:holyjak1@fit.cvut.cz">holyjak1@fit.cvut.cz</text:a></text:p>
      <text:p text:style-name="P2"/>
      <text:h text:style-name="P4" text:outline-level="2">MI-PAA</text:h>
      <text:h text:style-name="P4" text:outline-level="2">úkol č.1</text:h>
      <text:h text:style-name="P4" text:outline-level="2">Řešení problému batohu metodou hrubé síly a jednoduchou heuristikou</text:h>
      <text:p text:style-name="Standard"/>
      <text:h text:style-name="Heading_20_2" text:outline-level="2">Zadání</text:h>
      <text:list xml:id="list724320566" text:style-name="L1">
        <text:list-item>
          <text:p text:style-name="P3">Naprogramujte řešení problému batohu hrubou silou. Na zkušebních datech pozorujte závislost výpočetního času na n. </text:p>
        </text:list-item>
        <text:list-item>
          <text:p text:style-name="P3">Naprogramujte řešení problému batohu heuristikou podle poměru cena/váha. Pozorujte závislost</text:p>
          <text:list>
            <text:list-item>
              <text:p text:style-name="P3">výpočetního času na n. Grafy jsou vítány (i pro exaktní metodu).</text:p>
            </text:list-item>
            <text:list-item>
              <text:p text:style-name="P3">průměrnou a maximální relativní chybu (tj. zhoršení proti exaktní metodě)</text:p>
            </text:list-item>
          </text:list>
        </text:list-item>
      </text:list>
      <text:p text:style-name="Standard"/>
      <text:h text:style-name="Heading_20_2" text:outline-level="2">Řešení</text:h>
      <text:p text:style-name="Text_20_body"><text:tab/>Řešení problému hrubou silou bylo implementováno jako jednoduchý rekurzivní algoritmus. <text:s/>Pro implementaci byl použit jazyk C++ na platformě GNU/Linux. Údaje byly měřeny na desktopové stanici s dostatečným množstvím DDR2 1066MHz paměti, procesorem je Intel(R) Core(TM)2 Duo CPU E8400 @ 3.00GHz.</text:p>
      <text:h text:style-name="Heading_20_2" text:outline-level="2">Naměřené výsledky</text:h>
      <text:p text:style-name="Text_20_body"/>
      <text:p text:style-name="Text_20_body"><draw:frame draw:style-name="fr1" draw:name="Objekt6" text:anchor-type="paragraph" svg:width="17.45cm" svg:height="5.549cm" draw:z-index="3"><draw:object xlink:href="./Object 6" xlink:type="simple" xlink:show="embed" xlink:actuate="onLoad"/><draw:image xlink:href="./ObjectReplacements/Object 6" xlink:type="simple" xlink:show="embed" xlink:actuate="onLoad"/></draw:frame></text:p>
      <text:p text:style-name="Text_20_body"/>
      <text:h text:style-name="Heading_20_2" text:outline-level="2">Vizualizace výsledků</text:h>
      <text:p text:style-name="Text_20_body"/>
      <text:h text:style-name="Heading_20_3" text:outline-level="3"><text:soft-page-break/>Průměrná doba trvání výpočtu hrubou silou [ s ]</text:h>
      <text:p text:style-name="Text_20_body">Zde chybí dvě instance, o 37 a 40 prvcích, neboť výpočetní složitost takového problému je exponenciální, a při sedmatřiceti prvcích v instanci je to již nad mé možnosti. Řešení těchto instancí bylo převzato z nabídnutého řešení.</text:p>
      <text:p text:style-name="Text_20_body"/>
      <text:p text:style-name="Text_20_body"><draw:frame draw:style-name="fr2" draw:name="Objekt1" text:anchor-type="paragraph" svg:width="16.388cm" svg:height="8.999cm" draw:z-index="4"><draw:object xlink:href="./Object 1" xlink:type="simple" xlink:show="embed" xlink:actuate="onLoad"/><draw:image xlink:href="./ObjectReplacements/Object 1" xlink:type="simple" xlink:show="embed" xlink:actuate="onLoad"/></draw:frame></text:p>
      <text:h text:style-name="Heading_20_3" text:outline-level="3">Průměrná doba výpočtu jednoduchou heuristikou [ s ]</text:h>
      <text:p text:style-name="Text_20_body">Vzhledem k velmi nízkým časům při výpočtu touto heuristickou metodou byl každý konkrétní problém opakován milionkrát, aby bylo možné vůbec nějaký čas změřit. Tato data jsou již převedena na jednotkový výpočet.</text:p>
      <text:p text:style-name="Text_20_body"/>
      <text:p text:style-name="Text_20_body"><draw:frame draw:style-name="fr1" draw:name="Objekt3" text:anchor-type="paragraph" svg:width="16cm" svg:height="8.999cm" draw:z-index="0"><draw:object xlink:href="./Object 3" xlink:type="simple" xlink:show="embed" xlink:actuate="onLoad"/><draw:image xlink:href="./ObjectReplacements/Object 3" xlink:type="simple" xlink:show="embed" xlink:actuate="onLoad"/></draw:frame></text:p>
      <text:p text:style-name="Text_20_body"><text:soft-page-break/></text:p>
      <text:h text:style-name="Heading_20_3" text:outline-level="3">Maximální chyba heuristiky nad danou instancí [ % ]</text:h>
      <text:p text:style-name="Text_20_body">Tato veličina není příliš vypovídající, neboť je příliš závislá na konkrétní sadě vstupních dat, tedy její částečná snižující se tendenčnost není žádným pravidlem. I u početnější instance by stačila jediná sada „špatných“ dat, a ihned by chybovost mohla stoupnout, ačkoli to není příliš pravděpodobné.</text:p>
      <text:h text:style-name="Heading_20_3" text:outline-level="3"><draw:frame draw:style-name="fr1" draw:name="Objekt4" text:anchor-type="paragraph" svg:width="16cm" svg:height="8.999cm" draw:z-index="1"><draw:object xlink:href="./Object 4" xlink:type="simple" xlink:show="embed" xlink:actuate="onLoad"/><draw:image xlink:href="./ObjectReplacements/Object 4" xlink:type="simple" xlink:show="embed" xlink:actuate="onLoad"/></draw:frame>Průměrná chyba heuristiky [ % ]</text:h>
      <text:p text:style-name="Text_20_body">Tato veličina je již oproti předchozí smysluplnější – ukazuje, jak moc je zvolená heuristika úspěšná v dlouhodobém měřítku. Zde je vidět, že její výsledky jsou velmi dobré, ne horší než 3,5%.</text:p>
      <text:p text:style-name="Text_20_body"/>
      <text:p text:style-name="Text_20_body"><draw:frame draw:style-name="fr1" draw:name="Objekt5" text:anchor-type="paragraph" svg:width="16.388cm" svg:height="8.999cm" draw:z-index="2"><draw:object xlink:href="./Object 5" xlink:type="simple" xlink:show="embed" xlink:actuate="onLoad"/><draw:image xlink:href="./ObjectReplacements/Object 5" xlink:type="simple" xlink:show="embed" xlink:actuate="onLoad"/></draw:frame></text:p>
      <text:h text:style-name="Heading_20_2" text:outline-level="2"><text:soft-page-break/>Závěr</text:h>
      <text:p text:style-name="Text_20_body">Chyby heuristik lze jen težko zobecňovat, neboť na přesné hodnocení je ve vzorcích příliš málo dat. Nicméně lze vysledovat trend zpřesňování nad velkým množstvím předmětů v batohu, zde se díky průměrování chyba zmenšuje. 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12T21:36:14</meta:creation-date>
    <dc:date>2011-11-06T18:44:16</dc:date>
    <meta:editing-duration>PT46M57S</meta:editing-duration>
    <meta:editing-cycles>3</meta:editing-cycles>
    <meta:generator>LibreOffice/3.3$Unix LibreOffice_project/330m19$Build-301</meta:generator>
    <meta:document-statistic meta:table-count="0" meta:image-count="0" meta:object-count="5" meta:page-count="4" meta:paragraph-count="24" meta:word-count="320" meta:character-count="213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6">
      <number:number number:decimal-places="2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6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388cm" svg:height="8.999cm" xlink:href="." xlink:type="simple" chart:class="chart:scatter" chart:style-name="ch1">
        <chart:plot-area chart:style-name="ch2" chart:data-source-has-labels="both" svg:x="0.777cm" svg:y="0.851cm" svg:width="14.957cm" svg:height="7.549cm">
          <chartooo:coordinate-region svg:x="5.394cm" svg:y="1.05cm" svg:width="10.153cm" svg:height="6.703cm"/>
          <chart:axis chart:dimension="x" chart:name="primary-x" chart:style-name="ch3">
            <chart:categories table:cell-range-address="local-table.$A$2:.$A$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3" chart:label-cell-address="local-table.$C$1" chart:class="chart:scatter">
            <chart:domain table:cell-range-address="local-table.$B$2:.$B$13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loupec D</text:p>
              </table:table-cell>
            </table:table-row>
          </table:table-header-rows>
          <table:table-rows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000030754505157474">
                <text:p>0.000000307545051574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00105571747">
                <text:p>0.00001055717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0033995151522">
                <text:p>0.000339951515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1077801227566">
                <text:p>0.010778012275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4590893268584">
                <text:p>0.045908932685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3685072469711">
                <text:p>0.36850724697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.3824326324464">
                <text:p>1.38243263244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1.1538584470749">
                <text:p>11.15385844707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44.3023714351653">
                <text:p>44.30237143516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9.736289258003">
                <text:p>359.7362892580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6">
      <number:number number:decimal-places="2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6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plot-area chart:style-name="ch2" chart:data-source-has-labels="both" svg:x="0.769cm" svg:y="0.851cm" svg:width="14.592cm" svg:height="7.549cm">
          <chartooo:coordinate-region svg:x="5.015cm" svg:y="1.05cm" svg:width="10.159cm" svg:height="6.703cm"/>
          <chart:axis chart:dimension="x" chart:name="primary-x" chart:style-name="ch3">
            <chart:categories table:cell-range-address="local-table.$A$2:.$A$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3" chart:label-cell-address="local-table.$C$1" chart:class="chart:scatter">
            <chart:domain table:cell-range-address="local-table.$B$2:.$B$13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loupec E</text:p>
              </table:table-cell>
            </table:table-row>
          </table:table-header-rows>
          <table:table-rows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000011929207324976">
                <text:p>0.000000119292073249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000036232281684876">
                <text:p>0.000000362322816848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0000059359704971314">
                <text:p>0.000000593597049713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0000079097378253932">
                <text:p>0.000000790973782539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0000094100529193884">
                <text:p>0.000000941005291938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00000104347995758062">
                <text:p>0.000001043479957580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00000114994716167452">
                <text:p>0.000001149947161674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0000131702138900758">
                <text:p>0.000001317021389007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0000013967502355576">
                <text:p>0.00000139675023555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00000155824428081524">
                <text:p>0.000001558244280815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00000161135660171508">
                <text:p>0.000001611356601715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0000173261894226074">
                <text:p>0.0000017326189422607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6">
      <number:number number:decimal-places="2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6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plot-area chart:style-name="ch2" chart:data-source-has-labels="both" svg:x="0.769cm" svg:y="0.851cm" svg:width="14.592cm" svg:height="7.549cm">
          <chartooo:coordinate-region svg:x="5.015cm" svg:y="1.051cm" svg:width="10.159cm" svg:height="6.702cm"/>
          <chart:axis chart:dimension="x" chart:name="primary-x" chart:style-name="ch3">
            <chart:categories table:cell-range-address="local-table.$A$2:.$A$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3" chart:label-cell-address="local-table.$C$1" chart:class="chart:scatter">
            <chart:domain table:cell-range-address="local-table.$B$2:.$B$13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loupec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.482926829268293">
                <text:p>0.48292682926829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188770571151985">
                <text:p>0.1887705711519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085427135678392">
                <text:p>0.0854271356783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0843373493975903">
                <text:p>0.08433734939759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0.072289156626506">
                <text:p>0.0722891566265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0.0367892976588629">
                <text:p>0.03678929765886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0.106017191977077">
                <text:p>0.1060171919770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0.0551378446115288">
                <text:p>0.05513784461152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0.0334075723830735">
                <text:p>0.03340757238307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0.0460921843687375">
                <text:p>0.0460921843687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">
                <text:p>37</text:p>
              </table:table-cell>
              <table:table-cell office:value-type="float" office:value="0.0819672131147541">
                <text:p>0.08196721311475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0.0233722871452421">
                <text:p>0.023372287145242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6">
      <number:number number:decimal-places="2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6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388cm" svg:height="8.999cm" xlink:href="." xlink:type="simple" chart:class="chart:scatter" chart:style-name="ch1">
        <chart:plot-area chart:style-name="ch2" chart:data-source-has-labels="both" svg:x="0.777cm" svg:y="0.851cm" svg:width="14.957cm" svg:height="7.549cm">
          <chartooo:coordinate-region svg:x="5.023cm" svg:y="1.051cm" svg:width="10.524cm" svg:height="6.702cm"/>
          <chart:axis chart:dimension="x" chart:name="primary-x" chart:style-name="ch3">
            <chart:categories table:cell-range-address="local-table.$A$2:.$A$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3" chart:label-cell-address="local-table.$C$1" chart:class="chart:scatter">
            <chart:domain table:cell-range-address="local-table.$B$2:.$B$13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loupec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.0314036177198096">
                <text:p>0.031403617719809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208228300567548">
                <text:p>0.02082283005675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00472882222370344">
                <text:p>0.004728822223703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00674564275489279">
                <text:p>0.006745642754892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0.00945376257003097">
                <text:p>0.009453762570030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0.00505037064478142">
                <text:p>0.005050370644781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0.00560359896795596">
                <text:p>0.005603598967955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0.00547567373601328">
                <text:p>0.005475673736013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0.00351967356438928">
                <text:p>0.003519673564389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0.00359773290223546">
                <text:p>0.003597732902235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">
                <text:p>37</text:p>
              </table:table-cell>
              <table:table-cell office:value-type="float" office:value="0.0035610862780335">
                <text:p>0.00356108627803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0.00203439167823683">
                <text:p>0.0020343916782368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74cm"/>
    </style:style>
    <style:style style:name="co3" style:family="table-column">
      <style:table-column-properties fo:break-before="auto" style:column-width="4.888cm"/>
    </style:style>
    <style:style style:name="co4" style:family="table-column">
      <style:table-column-properties fo:break-before="auto" style:column-width="4.5cm"/>
    </style:style>
    <style:style style:name="co5" style:family="table-column">
      <style:table-column-properties fo:break-before="auto" style:column-width="4.9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none" fo:border-right="0.002cm solid #000000" fo:border-top="none"/>
    </style:style>
    <style:style style:name="ce10" style:family="table-cell" style:parent-style-name="Default" style:data-style-name="N109">
      <style:table-cell-properties fo:border-bottom="0.002cm solid #000000" fo:border-left="none" fo:border-right="0.002cm solid #000000" fo:border-top="none"/>
    </style:style>
    <style:style style:name="ce2" style:family="table-cell" style:parent-style-name="Default" style:data-style-name="N109">
      <style:table-cell-properties fo:border-bottom="none" fo:border-left="0.002cm solid #000000" fo:border-right="none" fo:border-top="0.002cm solid #000000"/>
    </style:style>
    <style:style style:name="ce3" style:family="table-cell" style:parent-style-name="Default" style:data-style-name="N109">
      <style:table-cell-properties fo:border-bottom="none" fo:border-left="0.002cm solid #000000" fo:border-right="none" fo:border-top="none"/>
    </style:style>
    <style:style style:name="ce4" style:family="table-cell" style:parent-style-name="Default" style:data-style-name="N109">
      <style:table-cell-properties fo:border-bottom="0.002cm solid #000000" fo:border-left="0.002cm solid #000000" fo:border-right="none" fo:border-top="none"/>
    </style:style>
    <style:style style:name="ce5" style:family="table-cell" style:parent-style-name="Default" style:data-style-name="N109">
      <style:table-cell-properties fo:border-bottom="none" fo:border-left="none" fo:border-right="none" fo:border-top="0.002cm solid #000000"/>
    </style:style>
    <style:style style:name="ce6" style:family="table-cell" style:parent-style-name="Default" style:data-style-name="N109"/>
    <style:style style:name="ce7" style:family="table-cell" style:parent-style-name="Default" style:data-style-name="N109">
      <style:table-cell-properties fo:border-bottom="0.002cm solid #000000" fo:border-left="none" fo:border-right="none" fo:border-top="none"/>
    </style:style>
    <style:style style:name="ce8" style:family="table-cell" style:parent-style-name="Default" style:data-style-name="N109">
      <style:table-cell-properties fo:border-bottom="none" style:text-align-source="value-type" style:repeat-content="false" fo:border-left="none" fo:border-right="0.002cm solid #000000" fo:border-top="0.002cm solid #000000"/>
      <style:paragraph-properties fo:margin-left="0cm"/>
    </style:style>
    <style:style style:name="ce9" style:family="table-cell" style:parent-style-name="Default" style:data-style-name="N109">
      <style:table-cell-properties fo:border-bottom="none" fo:border-left="none" fo:border-right="0.002cm solid #000000" fo:border-top="none"/>
    </style:style>
  </office:automatic-styles>
  <office:body>
    <office:spreadsheet>
      <table:table table:name="Lis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3"/>
        <table:table-column table:style-name="co3" table:default-cell-style-name="ce6"/>
        <table:table-column table:style-name="co4" table:default-cell-style-name="ce6"/>
        <table:table-column table:style-name="co5" table:default-cell-style-name="ce9"/>
        <table:table-row table:style-name="ro1" table:number-rows-repeated="3"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ce1" office:value-type="string">
            <text:p>velikost instance</text:p>
          </table:table-cell>
          <table:table-cell table:style-name="Default" office:value-type="string">
            <text:p>prumerny cas brute force [s]</text:p>
          </table:table-cell>
          <table:table-cell table:style-name="Default" office:value-type="string">
            <text:p>prumerny heuristicky cas [s]</text:p>
          </table:table-cell>
          <table:table-cell table:style-name="Default" office:value-type="string">
            <text:p>maximalni chyba [%]</text:p>
          </table:table-cell>
          <table:table-cell table:style-name="Default" office:value-type="string">
            <text:p>prumerna chyba [%]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style-name="ce2" office:value-type="float" office:value="0.00000030754505157474">
            <text:p>0,00000030754505157474</text:p>
          </table:table-cell>
          <table:table-cell table:style-name="ce5" office:value-type="float" office:value="0.00000011929207324976">
            <text:p>0,00000011929207324976</text:p>
          </table:table-cell>
          <table:table-cell table:style-name="ce5" office:value-type="float" office:value="0.482926829268293">
            <text:p>0,48292682926829300000</text:p>
          </table:table-cell>
          <table:table-cell table:style-name="ce8" office:value-type="float" office:value="0.0314036177198096">
            <text:p>0,03140361771980960000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0.0000105571747">
            <text:p>0,00001055717470000000</text:p>
          </table:table-cell>
          <table:table-cell office:value-type="float" office:value="0.00000036232281684876">
            <text:p>0,00000036232281684876</text:p>
          </table:table-cell>
          <table:table-cell office:value-type="float" office:value="0.188770571151985">
            <text:p>0,18877057115198500000</text:p>
          </table:table-cell>
          <table:table-cell office:value-type="float" office:value="0.0208228300567548">
            <text:p>0,02082283005675480000</text:p>
          </table:table-cell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office:value-type="float" office:value="0.00033995151522">
            <text:p>0,00033995151522000000</text:p>
          </table:table-cell>
          <table:table-cell office:value-type="float" office:value="0.00000059359704971314">
            <text:p>0,00000059359704971314</text:p>
          </table:table-cell>
          <table:table-cell office:value-type="float" office:value="0.085427135678392">
            <text:p>0,08542713567839200000</text:p>
          </table:table-cell>
          <table:table-cell office:value-type="float" office:value="0.00472882222370344">
            <text:p>0,00472882222370344000</text:p>
          </table:table-cell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office:value-type="float" office:value="0.01077801227566">
            <text:p>0,01077801227566000000</text:p>
          </table:table-cell>
          <table:table-cell office:value-type="float" office:value="0.00000079097378253932">
            <text:p>0,00000079097378253932</text:p>
          </table:table-cell>
          <table:table-cell office:value-type="float" office:value="0.0843373493975903">
            <text:p>0,08433734939759030000</text:p>
          </table:table-cell>
          <table:table-cell office:value-type="float" office:value="0.00674564275489279">
            <text:p>0,00674564275489279000</text:p>
          </table:table-cell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office:value-type="float" office:value="0.04590893268584">
            <text:p>0,04590893268584000000</text:p>
          </table:table-cell>
          <table:table-cell office:value-type="float" office:value="0.00000094100529193884">
            <text:p>0,00000094100529193884</text:p>
          </table:table-cell>
          <table:table-cell office:value-type="float" office:value="0.072289156626506">
            <text:p>0,07228915662650600000</text:p>
          </table:table-cell>
          <table:table-cell office:value-type="float" office:value="0.00945376257003097">
            <text:p>0,00945376257003097000</text:p>
          </table:table-cell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office:value-type="float" office:value="0.3685072469711">
            <text:p>0,36850724697110000000</text:p>
          </table:table-cell>
          <table:table-cell office:value-type="float" office:value="0.00000104347995758062">
            <text:p>0,00000104347995758062</text:p>
          </table:table-cell>
          <table:table-cell office:value-type="float" office:value="0.0367892976588629">
            <text:p>0,03678929765886290000</text:p>
          </table:table-cell>
          <table:table-cell office:value-type="float" office:value="0.00505037064478142">
            <text:p>0,00505037064478142000</text:p>
          </table:table-cell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office:value-type="float" office:value="1.3824326324464">
            <text:p>1,38243263244640000000</text:p>
          </table:table-cell>
          <table:table-cell office:value-type="float" office:value="0.00000114994716167452">
            <text:p>0,00000114994716167452</text:p>
          </table:table-cell>
          <table:table-cell office:value-type="float" office:value="0.106017191977077">
            <text:p>0,10601719197707700000</text:p>
          </table:table-cell>
          <table:table-cell office:value-type="float" office:value="0.00560359896795596">
            <text:p>0,00560359896795596000</text:p>
          </table:table-cell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office:value-type="float" office:value="11.1538584470749">
            <text:p>11,15385844707490000000</text:p>
          </table:table-cell>
          <table:table-cell office:value-type="float" office:value="0.00000131702138900758">
            <text:p>0,00000131702138900758</text:p>
          </table:table-cell>
          <table:table-cell office:value-type="float" office:value="0.0551378446115288">
            <text:p>0,05513784461152880000</text:p>
          </table:table-cell>
          <table:table-cell office:value-type="float" office:value="0.00547567373601328">
            <text:p>0,00547567373601328000</text:p>
          </table:table-cell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office:value-type="float" office:value="44.3023714351653">
            <text:p>44,30237143516530000000</text:p>
          </table:table-cell>
          <table:table-cell office:value-type="float" office:value="0.0000013967502355576">
            <text:p>0,00000139675023555760</text:p>
          </table:table-cell>
          <table:table-cell office:value-type="float" office:value="0.0334075723830735">
            <text:p>0,03340757238307350000</text:p>
          </table:table-cell>
          <table:table-cell office:value-type="float" office:value="0.00351967356438928">
            <text:p>0,00351967356438928000</text:p>
          </table:table-cell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office:value-type="float" office:value="359.736289258003">
            <text:p>359,73628925800300000000</text:p>
          </table:table-cell>
          <table:table-cell office:value-type="float" office:value="0.00000155824428081524">
            <text:p>0,00000155824428081524</text:p>
          </table:table-cell>
          <table:table-cell office:value-type="float" office:value="0.0460921843687375">
            <text:p>0,04609218436873750000</text:p>
          </table:table-cell>
          <table:table-cell office:value-type="float" office:value="0.00359773290223546">
            <text:p>0,00359773290223546000</text:p>
          </table:table-cell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/>
          <table:table-cell office:value-type="float" office:value="0.00000161135660171508">
            <text:p>0,00000161135660171508</text:p>
          </table:table-cell>
          <table:table-cell office:value-type="float" office:value="0.0819672131147541">
            <text:p>0,08196721311475410000</text:p>
          </table:table-cell>
          <table:table-cell office:value-type="float" office:value="0.0035610862780335">
            <text:p>0,00356108627803350000</text:p>
          </table:table-cell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table:style-name="ce4"/>
          <table:table-cell table:style-name="ce7" office:value-type="float" office:value="0.00000173261894226074">
            <text:p>0,00000173261894226074</text:p>
          </table:table-cell>
          <table:table-cell table:style-name="ce7" office:value-type="float" office:value="0.0233722871452421">
            <text:p>0,02337228714524210000</text:p>
          </table:table-cell>
          <table:table-cell table:style-name="ce10" office:value-type="float" office:value="0.00203439167823683">
            <text:p>0,00203439167823683000</text:p>
          </table:table-cell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12" number:min-integer-digits="1"/>
    </number:number-style>
    <number:number-style style:name="N109">
      <number:number number:decimal-places="20" number:min-integer-digits="1"/>
    </number:number-style>
    <style:style style:name="Default" style:family="table-cell">
      <style:text-properties style:font-name="Liberation Sans"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6">06.11.2011</text:date>, <text:time>18:14:03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